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" draw:marker-start-width="0.381cm" draw:marker-end="Arrow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Palatino" style:font-family-generic="roman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Palatino" style:font-family-generic="roman" fo:font-size="11pt" style:font-size-asian="11pt" style:font-size-complex="11pt"/>
    </style:style>
    <style:style style:name="P4" style:family="paragraph">
      <style:paragraph-properties fo:text-align="center"/>
      <style:text-properties fo:font-family="Palatino" style:font-family-generic="roman" fo:font-size="11pt" style:font-size-asian="11pt" style:font-size-complex="11pt"/>
    </style:style>
    <style:style style:name="T1" style:family="text">
      <style:text-properties fo:font-family="Palatino" style:font-family-generic="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2.54cm" svg:height="1.778cm" svg:x="16.24cm" svg:y="8.383cm">
            <text:p text:style-name="P1"><text:span text:style-name="T1">SKB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1" xml:id="id1" draw:id="id1" draw:layer="layout" svg:width="2.54cm" svg:height="1.27cm" svg:x="16.24cm" svg:y="5.87cm">
            <text:p text:style-name="P1"><text:span text:style-name="T2">Kalug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7.51cm" svg:y1="7.14cm" svg:x2="17.51cm" svg:y2="8.383cm" draw:start-shape="id1" draw:start-glue-point="6" draw:end-shape="id2" draw:end-glue-point="4" svg:d="m17510 7140v1243">
            <text:p/>
          </draw:connector>
          <draw:g xml:id="id8" draw:id="id8">
            <draw:custom-shape draw:style-name="gr1" draw:text-style-name="P1" draw:layer="layout" svg:width="2.54cm" svg:height="1.27cm" svg:x="3.54cm" svg:y="5.57cm">
              <text:p text:style-name="P1">Application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1" xml:id="id6" draw:id="id6" draw:layer="layout" svg:width="2.54cm" svg:height="1.27cm" svg:x="3.54cm" svg:y="6.821cm">
              <text:p text:style-name="P1">netLib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9" draw:id="id9">
            <draw:custom-shape draw:style-name="gr1" draw:text-style-name="P1" draw:layer="layout" svg:width="2.54cm" svg:height="1.27cm" svg:x="8.937cm" svg:y="5.571cm">
              <text:p text:style-name="P1">Netd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1" xml:id="id7" draw:id="id7" draw:layer="layout" svg:width="2.54cm" svg:height="1.27cm" svg:x="8.937cm" svg:y="6.822cm">
              <text:p text:style-name="P1">netLib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1" draw:text-style-name="P1" xml:id="id5" draw:id="id5" draw:layer="layout" svg:width="2.54cm" svg:height="1.27cm" svg:x="8.937cm" svg:y="11.197cm">
            <text:p text:style-name="P1">Queue</text:p>
            <text:p text:style-name="P1">Manager <text:span text:style-name="T3">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3" draw:id="id3" draw:layer="layout" svg:width="2.54cm" svg:height="1.27cm" svg:x="13.64cm" svg:y="11.197cm">
            <text:p text:style-name="P1">Device</text:p>
            <text:p text:style-name="P1">Driv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xml:id="id4" draw:id="id4" draw:layer="layout" svg:width="5.461cm" svg:height="1.016cm" svg:x="7.477cm" svg:y="14.986cm">
            <text:p text:style-name="P1">NIC hardwa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svg:x1="14.91cm" svg:y1="12.467cm" svg:x2="12.938cm" svg:y2="15.494cm" draw:start-shape="id3" draw:start-glue-point="6" draw:end-shape="id4" draw:end-glue-point="1" svg:d="m14910 12467v3027h-1972">
            <text:p/>
          </draw:connector>
          <draw:connector draw:style-name="gr4" draw:text-style-name="P2" draw:layer="layout" svg:x1="16.24cm" svg:y1="6.505cm" svg:x2="14.91cm" svg:y2="11.197cm" draw:start-shape="id1" draw:start-glue-point="5" draw:end-shape="id3" svg:d="m16240 6505h-1330v4692">
            <text:p/>
          </draw:connector>
          <draw:connector draw:style-name="gr5" draw:text-style-name="P2" draw:layer="layout" draw:type="line" svg:x1="10.207cm" svg:y1="12.467cm" svg:x2="10.207cm" svg:y2="14.986cm" draw:start-shape="id5" draw:start-glue-point="6" draw:end-shape="id4" draw:end-glue-point="0" svg:d="m10207 12467v2519">
            <text:p/>
          </draw:connector>
          <draw:connector draw:style-name="gr4" draw:text-style-name="P2" draw:layer="layout" svg:x1="13.64cm" svg:y1="11.832cm" svg:x2="11.477cm" svg:y2="11.832cm" draw:start-shape="id3" draw:start-glue-point="5" draw:end-shape="id5" draw:end-glue-point="7" svg:d="m13640 11832h-2163">
            <text:p/>
          </draw:connector>
          <draw:connector draw:style-name="gr6" draw:text-style-name="P2" draw:layer="layout" draw:type="line" svg:x1="6.08cm" svg:y1="7.456cm" svg:x2="8.937cm" svg:y2="7.457cm" draw:start-shape="id6" draw:start-glue-point="7" draw:end-shape="id7" draw:end-glue-point="5" svg:d="m6080 7456 2857 1">
            <text:p/>
          </draw:connector>
          <draw:frame draw:style-name="gr7" draw:text-style-name="P3" draw:layer="layout" svg:width="1.806cm" svg:height="0.755cm" svg:x="13.194cm" svg:y="6.098cm">
            <draw:text-box>
              <text:p text:style-name="P3">spawns</text:p>
            </draw:text-box>
          </draw:frame>
          <draw:frame draw:style-name="gr7" draw:text-style-name="P3" draw:layer="layout" svg:width="1.806cm" svg:height="0.755cm" svg:x="11.794cm" svg:y="11.999cm">
            <draw:text-box>
              <text:p text:style-name="P3">spawns</text:p>
            </draw:text-box>
          </draw:frame>
          <draw:frame draw:style-name="gr7" draw:text-style-name="P3" draw:layer="layout" svg:width="2.318cm" svg:height="0.755cm" svg:x="12.694cm" svg:y="13.4cm">
            <draw:text-box>
              <text:p text:style-name="P3">configures</text:p>
            </draw:text-box>
          </draw:frame>
          <draw:frame draw:style-name="gr7" draw:text-style-name="P4" draw:layer="layout" svg:width="2.648cm" svg:height="1.259cm" svg:x="7.571cm" svg:y="12.601cm">
            <draw:text-box>
              <text:p text:style-name="P4"><text:s/>tx/rx</text:p>
              <text:p text:style-name="P4">notifications</text:p>
            </draw:text-box>
          </draw:frame>
          <draw:frame draw:style-name="gr7" draw:text-style-name="P4" draw:layer="layout" svg:width="1.742cm" svg:height="1.259cm" svg:x="8.271cm" svg:y="10.002cm">
            <draw:text-box>
              <text:p text:style-name="P4"><text:s/>Queue</text:p>
              <text:p text:style-name="P4">mgmt</text:p>
            </draw:text-box>
          </draw:frame>
          <draw:frame draw:style-name="gr7" draw:text-style-name="P4" draw:layer="layout" svg:width="1.302cm" svg:height="0.755cm" svg:x="6.571cm" svg:y="6.803cm">
            <draw:text-box>
              <text:p text:style-name="P4">ARP</text:p>
            </draw:text-box>
          </draw:frame>
          <draw:connector draw:style-name="gr6" draw:text-style-name="P2" draw:layer="layout" svg:x1="10.207cm" svg:y1="8.092cm" svg:x2="10.207cm" svg:y2="11.197cm" draw:end-shape="id5" draw:end-glue-point="4" svg:d="m10207 8092v3105">
            <text:p/>
          </draw:connector>
          <draw:connector draw:style-name="gr6" draw:text-style-name="P2" draw:layer="layout" draw:line-skew="0.499cm" svg:x1="4.81cm" svg:y1="8.091cm" svg:x2="10.207cm" svg:y2="11.197cm" draw:start-shape="id8" draw:start-glue-point="2" draw:end-shape="id5" draw:end-glue-point="4" svg:d="m4810 8091v2053h5397v1053">
            <text:p/>
          </draw:connector>
          <draw:connector draw:style-name="gr6" draw:text-style-name="P2" draw:layer="layout" draw:line-skew="-0.771cm" svg:x1="10.207cm" svg:y1="8.092cm" svg:x2="14.91cm" svg:y2="11.197cm" draw:start-shape="id9" draw:end-shape="id3" draw:end-glue-point="4" svg:d="m10207 8092v782h4703v2323">
            <text:p/>
          </draw:connector>
          <draw:frame draw:style-name="gr7" draw:text-style-name="P3" draw:layer="layout" svg:width="3cm" svg:height="0.755cm" svg:x="11.294cm" svg:y="8.799cm">
            <draw:text-box>
              <text:p text:style-name="P3">Port allocat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Roscoe</meta:initial-creator>
    <meta:creation-date>2013-12-06T11:39:04</meta:creation-date>
    <dc:date>2013-12-09T11:10:05</dc:date>
    <dc:creator>Timothy Roscoe</dc:creator>
    <meta:editing-duration>PT49S</meta:editing-duration>
    <meta:editing-cycles>1</meta:editing-cycles>
    <meta:document-statistic meta:object-count="28"/>
    <meta:generator>LibreOffice/3.6$Linux_x86 LibreOffice_project/360m1$Build-2</meta:generator>
  </office:meta>
</office:document-meta>
</file>